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600000003606B332E6CEF1541E5.bmp" manifest:media-type="image/bmp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LSBSymbol1" svg:font-family="LSBSymbol" style:font-adornments="Regular"/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40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4" style:family="graphic" style:parent-style-name="standard">
      <style:graphic-properties draw:stroke="none" draw:fill="none" fo:min-height="3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0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9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0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1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212cm"/>
    </style:style>
    <style:style style:name="gr28" style:family="graphic" style:parent-style-name="objectwithoutfill">
      <style:graphic-properties svg:stroke-width="0.152cm" svg:stroke-color="#000000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43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24pt" fo:text-shadow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 Semibold" fo:font-size="18pt" fo:text-shadow="none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/>
      <style:paragraph-properties fo:text-align="center"/>
      <style:text-properties fo:color="#000000" style:font-name="Segoe UI Semibold" fo:font-size="13.5pt" fo:text-shadow="none"/>
    </style:style>
    <style:style style:name="P6" style:family="paragraph">
      <loext:graphic-properties draw:fill-color="#ffffff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="none" draw:fill-color="#ffffff"/>
      <style:paragraph-properties fo:line-height="150%" fo:text-align="center"/>
      <style:text-properties fo:color="#ffffff" fo:font-size="21pt" fo:font-weight="normal" style:font-size-asian="28pt" style:font-weight-asian="normal" style:font-size-complex="28pt" style:font-weight-complex="normal"/>
    </style:style>
    <style:style style:name="P10" style:family="paragraph">
      <style:paragraph-properties fo:line-height="100%" fo:text-align="start"/>
    </style:style>
    <style:style style:name="P11" style:family="paragraph">
      <loext:graphic-properties draw:fill="none" draw:fill-color="#ffffff"/>
      <style:paragraph-properties fo:line-height="100%" fo:text-align="start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12" style:family="paragraph">
      <style:paragraph-properties fo:line-height="100%" fo:text-align="center"/>
    </style:style>
    <style:style style:name="P13" style:family="paragraph">
      <loext:graphic-properties draw:fill="none" draw:fill-color="#ffffff"/>
      <style:paragraph-properties fo:line-height="100%" fo:text-align="center"/>
      <style:text-properties fo:color="#ffffff" fo:font-size="21pt" fo:font-weight="normal" style:font-size-asian="28pt" style:font-weight-asian="normal" style:font-size-complex="28pt" style:font-weight-complex="normal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paragraph-properties fo:line-height="100%"/>
      <style:text-properties style:font-name="Segoe UI" fo:font-size="32pt" fo:text-shadow="1pt 1pt" style:font-size-asian="32pt" style:font-size-complex="32pt"/>
    </style:style>
    <style:style style:name="P16" style:family="paragraph">
      <loext:graphic-properties draw:fill="none" draw:fill-color="#ffffff"/>
      <style:paragraph-properties fo:line-height="100%"/>
      <style:text-properties fo:font-size="32pt" fo:text-shadow="1pt 1pt" style:font-size-asian="32pt" style:font-size-complex="32pt"/>
    </style:style>
    <style:style style:name="P17" style:family="paragraph">
      <loext:graphic-properties draw:fill="none" draw:fill-color="#ffffff"/>
      <style:paragraph-properties fo:line-height="150%" fo:text-align="center"/>
      <style:text-properties fo:color="#ffffff" style:font-name="Segoe UI" fo:font-size="21pt" fo:text-shadow="1pt 1pt" fo:font-weight="normal" style:font-size-asian="28pt" style:font-weight-asian="normal" style:font-size-complex="28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color="#000000" fo:font-size="96pt" fo:text-shadow="none" fo:font-weight="normal" style:font-size-asian="96pt" style:font-weight-asian="normal" style:font-size-complex="96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60pt" fo:text-shadow="none" fo:font-weight="normal" style:font-size-asian="80pt" style:font-weight-asian="normal" style:font-size-complex="80pt" style:font-weight-complex="normal"/>
    </style:style>
    <style:style style:name="P20" style:family="paragraph">
      <loext:graphic-properties draw:fill="none" draw:fill-color="#ffffff"/>
      <style:paragraph-properties fo:line-height="150%" fo:text-align="center"/>
      <style:text-properties fo:color="#000000" fo:font-size="96pt" fo:text-shadow="none" fo:font-weight="bold" style:font-size-asian="96pt" style:font-weight-asian="bold" style:font-size-complex="96pt" style:font-weight-complex="bold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center"/>
      <style:text-properties fo:color="#ffffff" style:font-name="Segoe UI Semibold" fo:font-size="26pt" fo:text-shadow="1pt 1pt" style:text-underline-style="solid" style:text-underline-width="auto" style:text-underline-color="font-color" style:font-size-asian="26pt" style:font-size-complex="26pt"/>
    </style:style>
    <style:style style:name="P23" style:family="paragraph">
      <style:paragraph-properties fo:margin-left="0cm" fo:margin-right="0cm" fo:margin-top="0cm" fo:margin-bottom="0cm" fo:text-align="center" fo:text-indent="0cm" style:text-autospace="none"/>
    </style:style>
    <style:style style:name="P24" style:family="paragraph">
      <style:paragraph-properties fo:margin-left="0.635cm" fo:margin-right="0cm" fo:margin-top="0cm" fo:margin-bottom="0cm" fo:text-indent="-0.635cm"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26" style:family="paragraph">
      <style:paragraph-properties fo:margin-left="0cm" fo:margin-right="0cm" fo:margin-top="0cm" fo:margin-bottom="0cm" fo:text-align="start" fo:text-indent="0cm" style:text-autospace="non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1" style:family="paragraph">
      <style:paragraph-properties fo:margin-left="0cm" fo:margin-right="0cm" fo:margin-top="0cm" fo:margin-bottom="0cm" fo:text-indent="0cm" style:text-autospace="none"/>
    </style:style>
    <style:style style:name="P32" style:family="paragraph">
      <style:paragraph-properties fo:margin-left="0.635cm" fo:margin-right="0cm" fo:margin-top="0cm" fo:margin-bottom="0cm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ffffff" style:font-name="Chaucer" fo:font-size="24pt" fo:text-shadow="1pt 1pt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fo:color="#000000" style:font-name="Segoe UI" fo:font-size="24pt" fo:text-shadow="none" style:font-size-asian="32pt" style:font-size-complex="32pt"/>
    </style:style>
    <style:style style:name="P36" style:family="paragraph">
      <loext:graphic-properties draw:fill="none" draw:fill-color="#ffffff"/>
      <style:paragraph-properties fo:text-align="center"/>
      <style:text-properties fo:color="#000000" style:font-name="Segoe UI" fo:font-size="24pt" fo:text-shadow="1pt 1pt" style:font-size-asian="32pt" style:font-size-complex="32pt"/>
    </style:style>
    <style:style style:name="P37" style:family="paragraph">
      <loext:graphic-properties draw:fill="none" draw:fill-color="#ffffff"/>
      <style:paragraph-properties fo:text-align="center"/>
      <style:text-properties fo:color="#ffffff" style:font-name="Segoe UI" fo:font-size="24pt" fo:text-shadow="1pt 1pt" style:font-size-asian="32pt" style:font-size-complex="32pt"/>
    </style:style>
    <style:style style:name="P38" style:family="paragraph">
      <loext:graphic-properties draw:fill="none" draw:fill-color="#ffffff"/>
      <style:paragraph-properties fo:text-align="center"/>
      <style:text-properties fo:color="#ffffff" fo:font-size="24pt" fo:text-shadow="1pt 1pt" style:font-size-asian="32pt" style:font-size-complex="32pt"/>
    </style:style>
    <style:style style:name="P39" style:family="paragraph">
      <loext:graphic-properties draw:fill="none" draw:fill-color="#ffffff"/>
      <style:paragraph-properties fo:line-height="100%" fo:text-align="start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P42" style:family="paragraph">
      <loext:graphic-properties draw:fill="none" draw:fill-color="#ffffff"/>
      <style:paragraph-properties fo:text-align="center"/>
      <style:text-properties fo:color="#ffffff" style:font-name="Segoe UI" fo:font-size="18pt" fo:text-shadow="1pt 1pt" style:text-underline-style="solid" style:text-underline-width="auto" style:text-underline-color="font-color" style:font-size-asian="24pt" style:font-size-complex="24pt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text-align="center"/>
      <style:text-properties fo:font-size="13.5pt"/>
    </style:style>
    <style:style style:name="P45" style:family="paragraph">
      <loext:graphic-properties draw:fill="none" draw:fill-color="#ffffff"/>
      <style:paragraph-properties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6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4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15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2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4" style:family="text">
      <style:text-properties fo:color="#0084d1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cc0000" style:font-name="Arial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8" style:family="text">
      <style:text-properties fo:color="#ffffff" style:font-name="Segoe UI Semibold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14pt" fo:text-shadow="1pt 1pt" fo:font-weight="normal" style:font-size-asian="14pt" style:font-weight-asian="normal" style:font-size-complex="14pt" style:font-weight-complex="normal"/>
    </style:style>
    <style:style style:name="T11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2" style:family="text">
      <style:text-properties fo:color="#cc0000" style:font-name="Arial2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3" style:family="text">
      <style:text-properties fo:color="#83caff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4" style:family="text">
      <style:text-properties fo:color="#000000" style:font-name="Segoe UI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5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6" style:family="text">
      <style:text-properties fo:color="#000000" style:font-name="Segoe UI Semibold" fo:font-size="32pt" fo:text-shadow="none" style:font-size-asian="32pt" style:font-size-complex="32pt"/>
    </style:style>
    <style:style style:name="T17" style:family="text">
      <style:text-properties fo:color="#ffffff" style:font-name="Segoe UI" fo:font-size="32pt" fo:text-shadow="1pt 1pt" style:font-size-asian="32pt" style:font-size-complex="32pt"/>
    </style:style>
    <style:style style:name="T18" style:family="text">
      <style:text-properties fo:color="#ffffff" fo:font-size="32pt" fo:text-shadow="1pt 1pt" style:font-size-asian="32pt" style:font-size-complex="32pt"/>
    </style:style>
    <style:style style:name="T19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20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003d73" style:font-name="Segoe UI Semibold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22" style:family="text">
      <style:text-properties fo:color="#003d73" style:font-name="Segoe UI Semibold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23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24" style:family="text">
      <style:text-properties fo:color="#000000" fo:font-size="96pt" fo:text-shadow="none" style:text-underline-style="none" fo:font-weight="bold" style:font-size-asian="96pt" style:font-weight-asian="bold" style:font-size-complex="96pt" style:font-weight-complex="bold"/>
    </style:style>
    <style:style style:name="T25" style:family="text">
      <style:text-properties fo:color="#000000" style:font-name="Arial" fo:font-size="96pt" fo:text-shadow="none" style:text-underline-style="none" fo:font-weight="bold" style:font-size-asian="96pt" style:font-weight-asian="bold" style:font-size-complex="96pt" style:font-weight-complex="bold"/>
    </style:style>
    <style:style style:name="T26" style:family="text">
      <style:text-properties fo:color="#000000" style:font-name="Arial" fo:font-size="80pt" fo:text-shadow="none" style:text-underline-style="none" fo:font-weight="bold" style:font-size-asian="80pt" style:font-weight-asian="bold" style:font-size-complex="80pt" style:font-weight-complex="bold"/>
    </style:style>
    <style:style style:name="T27" style:family="text">
      <style:text-properties fo:color="#000000" fo:font-size="96pt" fo:font-style="normal" fo:text-shadow="none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28" style:family="text">
      <style:text-properties fo:color="#000000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9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30" style:family="text">
      <style:text-properties fo:color="#003d73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31" style:family="text">
      <style:text-properties fo:color="#000000" style:font-name="Segoe UI Semibold" fo:font-size="32pt" fo:text-shadow="none" style:text-underline-style="none" style:font-size-asian="32pt" style:font-size-complex="32pt"/>
    </style:style>
    <style:style style:name="T32" style:family="text">
      <style:text-properties fo:color="#ffffff" style:font-name="Segoe UI Semibold" fo:font-size="32pt" fo:text-shadow="1pt 1pt" style:text-underline-style="none" style:font-size-asian="32pt" style:font-size-complex="32pt"/>
    </style:style>
    <style:style style:name="T33" style:family="text">
      <style:text-properties fo:color="#cc0000" style:font-name="Arial" fo:font-size="32pt" fo:text-shadow="none" style:text-underline-style="none" style:font-name-asian="Arial2" style:font-size-asian="32pt" style:font-name-complex="Arial2" style:font-size-complex="32pt"/>
    </style:style>
    <style:style style:name="T34" style:family="text">
      <style:text-properties fo:color="#ffffff" style:font-name="Segoe UI Semibold" fo:font-size="32pt" fo:text-shadow="1pt 1pt" style:text-underline-style="none" style:font-name-asian="Arial2" style:font-size-asian="32pt" style:font-name-complex="Arial2" style:font-size-complex="32pt"/>
    </style:style>
    <style:style style:name="T35" style:family="text">
      <style:text-properties fo:color="#000000" style:font-name="Segoe UI" fo:font-size="32pt" fo:text-shadow="none" style:text-underline-style="none" fo:font-weight="bold" style:font-name-asian="Arial2" style:font-size-asian="32pt" style:font-weight-asian="bold" style:font-name-complex="Arial2" style:font-size-complex="32pt" style:font-weight-complex="bold"/>
    </style:style>
    <style:style style:name="T36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37" style:family="text">
      <style:text-properties fo:color="#ffffff" style:font-name="Arial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38" style:family="text">
      <style:text-properties fo:color="#cc0000" style:font-name="Arial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39" style:family="text">
      <style:text-properties fo:color="#000000" style:font-name="Arial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40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41" style:family="text">
      <style:text-properties fo:color="#000000" style:font-name="LSBSymbol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42" style:family="text">
      <style:text-properties fo:color="#ffffff" style:font-name="LSBSymbol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3" style:family="text">
      <style:text-properties fo:color="#ffffff" style:font-name="LSBSymbol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44" style:family="text">
      <style:text-properties fo:color="#000000" style:font-name="Segoe UI" fo:font-size="26pt" fo:text-shadow="none" fo:font-weight="bold" style:font-name-asian="Segoe UI1" style:font-size-asian="26pt" style:font-weight-asian="bold" style:font-name-complex="Segoe UI1" style:font-size-complex="26pt" style:font-weight-complex="bold"/>
    </style:style>
    <style:style style:name="T45" style:family="text">
      <style:text-properties fo:color="#ff0000" style:font-name="Arial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46" style:family="text">
      <style:text-properties fo:color="#00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47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8" style:family="text">
      <style:text-properties fo:color="#cc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49" style:family="text">
      <style:text-properties fo:color="#cc0000" style:font-name="Arial2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50" style:family="text">
      <style:text-properties fo:color="#ffffff" style:font-name="LSBSymbol" fo:font-size="32pt" fo:text-shadow="1pt 1pt" fo:font-weight="normal" style:font-name-asian="LSBSymbol1" style:font-size-asian="32pt" style:font-weight-asian="normal" style:font-name-complex="LSBSymbol1" style:font-size-complex="32pt" style:font-weight-complex="normal"/>
    </style:style>
    <style:style style:name="T5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52" style:family="text">
      <style:text-properties fo:color="#ffffff" style:font-name="Chaucer" fo:font-size="32pt" fo:text-shadow="1pt 1pt" fo:font-weight="normal" style:font-size-asian="32pt" style:font-weight-asian="normal" style:font-size-complex="32pt" style:font-weight-complex="normal"/>
    </style:style>
    <style:style style:name="T53" style:family="text">
      <style:text-properties fo:color="#000000" style:font-name="Segoe UI" fo:font-size="32pt" fo:text-shadow="none" style:font-size-asian="32pt" style:font-size-complex="32pt"/>
    </style:style>
    <style:style style:name="T54" style:family="text">
      <style:text-properties fo:color="#cc0000" style:font-name="Segoe UI" fo:font-size="32pt" fo:text-shadow="none" style:font-name-asian="Arial2" style:font-size-asian="32pt" style:font-name-complex="Arial2" style:font-size-complex="32pt"/>
    </style:style>
    <style:style style:name="T55" style:family="text">
      <style:text-properties fo:color="#000000" style:font-name="Segoe UI" fo:font-size="32pt" fo:text-shadow="none" style:font-name-asian="Arial2" style:font-size-asian="32pt" style:font-name-complex="Arial2" style:font-size-complex="32pt"/>
    </style:style>
    <style:style style:name="T56" style:family="text">
      <style:text-properties fo:color="#000000" style:text-outline="false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57" style:family="text">
      <style:text-properties fo:color="#000000" style:text-outline="false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58" style:family="text">
      <style:text-properties fo:color="#ffffff" style:text-outline="false" style:font-name="Segoe UI" fo:font-size="28pt" fo:text-shadow="1pt 1pt" style:text-underline-style="none" fo:font-weight="normal" style:font-size-asian="28pt" style:font-weight-asian="normal" style:font-size-complex="28pt" style:font-weight-complex="normal"/>
    </style:style>
    <style:style style:name="T59" style:family="text">
      <style:text-properties fo:color="#000000" style:text-outline="false" style:font-name="Segoe UI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60" style:family="text">
      <style:text-properties fo:color="#ffffff" style:text-outline="false" style:font-name="Segoe UI" fo:font-size="18pt" fo:text-shadow="1pt 1pt" style:text-underline-style="none" fo:font-weight="bold" style:font-size-asian="18pt" style:font-weight-asian="bold" style:font-size-complex="18pt" style:font-weight-complex="bold"/>
    </style:style>
    <style:style style:name="T61" style:family="text">
      <style:text-properties fo:color="#000000" style:text-outline="false" style:font-name="Segoe UI" fo:font-size="24pt" fo:text-shadow="none" style:text-underline-style="none" fo:font-weight="normal" style:font-size-asian="24pt" style:font-weight-asian="normal" style:font-size-complex="24pt" style:font-weight-complex="normal"/>
    </style:style>
    <style:style style:name="T62" style:family="text">
      <style:text-properties fo:color="#000000" style:text-outline="false" style:font-name="Segoe UI Semibold" fo:font-size="20pt" fo:text-shadow="none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Segoe UI Semibold" fo:font-size="20pt" fo:text-shadow="none" style:text-underline-style="none" fo:font-weight="normal" style:font-size-asian="20pt" style:font-weight-asian="normal" style:font-size-complex="20pt" style:font-weight-complex="normal"/>
    </style:style>
    <style:style style:name="T64" style:family="text">
      <style:text-properties fo:color="#000000" style:font-name="Segoe UI" fo:font-size="32pt" fo:text-shadow="none" style:text-underline-style="none" style:font-size-asian="32pt" style:font-size-complex="32pt"/>
    </style:style>
    <style:style style:name="T65" style:family="text">
      <style:text-properties fo:color="#cc0000" style:font-name="Arial" fo:font-size="32pt" fo:text-shadow="none" style:text-underline-style="none" fo:font-weight="bold" style:font-name-asian="Arial2" style:font-size-asian="32pt" style:font-weight-asian="bold" style:font-name-complex="Arial2" style:font-size-complex="32pt" style:font-weight-complex="bold"/>
    </style:style>
    <style:style style:name="T66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67" style:family="text">
      <style:text-properties fo:color="#ffffff" style:font-name="Segoe UI" fo:font-size="26pt" fo:text-shadow="1pt 1pt" style:text-underline-style="none" style:font-size-asian="26pt" style:font-size-complex="26pt"/>
    </style:style>
    <style:style style:name="T68" style:family="text">
      <style:text-properties fo:color="#000000" style:font-name="Segoe UI Semibold" fo:font-size="28pt" fo:text-shadow="none" style:text-underline-style="none" style:font-size-asian="28pt" style:font-size-complex="28pt"/>
    </style:style>
    <style:style style:name="T69" style:family="text">
      <style:text-properties fo:color="#000000" style:font-name="Segoe UI Semibold" fo:font-size="32pt" fo:text-shadow="none" style:text-underline-style="none" style:font-name-asian="Arial2" style:font-size-asian="32pt" style:font-name-complex="Arial2" style:font-size-complex="32pt"/>
    </style:style>
    <style:style style:name="T70" style:family="text">
      <style:text-properties fo:color="#cc0000" style:font-name="Arial" fo:font-size="32pt" fo:text-shadow="none" style:font-name-asian="Arial2" style:font-size-asian="32pt" style:font-name-complex="Arial2" style:font-size-complex="32pt"/>
    </style:style>
    <style:style style:name="T71" style:family="text">
      <style:text-properties fo:color="#000000" style:font-name="Segoe UI Semibold" fo:font-size="32pt" fo:text-shadow="none" style:font-name-asian="Arial2" style:font-size-asian="32pt" style:font-name-complex="Arial2" style:font-size-complex="32pt"/>
    </style:style>
    <style:style style:name="T72" style:family="text">
      <style:text-properties fo:color="#003d73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3" style:family="text">
      <style:text-properties fo:color="#cc0000" style:font-name="Arial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5" style:family="text">
      <style:text-properties fo:color="#000000" style:font-name="Segoe UI Semibold" fo:font-size="20pt" fo:font-style="italic" fo:text-shadow="none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7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78" style:family="text">
      <style:text-properties fo:color="#000000" style:font-name="Segoe UI Semibol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office:forms form:automatic-focus="false" form:apply-design-mode="false"/>
        <draw:frame draw:style-name="gr2" draw:text-style-name="P3" draw:layer="layout" svg:width="12.446cm" svg:height="2.032cm" svg:x="7.838cm" svg:y="3.81cm">
          <draw:text-box>
            <text:p text:style-name="P2"><text:span text:style-name="T1">VESPER <text:s/>SERVICE!</text:span></text:p>
          </draw:text-box>
        </draw:frame>
        <draw:frame draw:style-name="gr3" draw:text-style-name="P4" draw:layer="layout" svg:width="13.716cm" svg:height="2.503cm" svg:x="7.175cm" svg:y="1.428cm">
          <draw:text-box>
            <text:p text:style-name="P2"><text:span text:style-name="T2">We are happy to have you here to worship with us in this</text:span></text:p>
          </draw:text-box>
        </draw:frame>
        <draw:frame draw:style-name="gr4" draw:text-style-name="P5" draw:layer="layout" svg:width="19.501cm" svg:height="4.027cm" svg:x="4.375cm" svg:y="5.553cm">
          <draw:text-box>
            <text:p text:style-name="P2"><text:span text:style-name="T2">The order of service can be found </text:span></text:p>
            <text:p text:style-name="P2"><text:span text:style-name="T2">on page 229 in the hymnal</text:span></text:p>
            <text:p text:style-name="P2"><text:span text:style-name="T2">or, you can follow the service on the scree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office:forms form:automatic-focus="false" form:apply-design-mode="false"/>
        <draw:frame draw:style-name="gr5" draw:text-style-name="P9" draw:layer="layout" svg:width="23.876cm" svg:height="7.579cm" svg:x="2.032cm" svg:y="3.619cm">
          <draw:text-box>
            <text:p text:style-name="P7"><text:span text:style-name="T3">HYMN</text:span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office:forms form:automatic-focus="false" form:apply-design-mode="false"/>
        <draw:frame draw:style-name="gr6" draw:text-style-name="P11" draw:layer="layout" svg:width="25.4cm" svg:height="6.818cm" svg:x="1.27cm" svg:y="1.016cm">
          <draw:text-box>
            <text:p text:style-name="P10"><text:span text:style-name="T5">L: O Lord, open my lips,</text:span></text:p>
            <text:p text:style-name="P10"><text:span text:style-name="T1">C:</text:span><text:span text:style-name="T6"> </text:span><text:span text:style-name="T7">♫</text:span><text:span text:style-name="T8"> </text:span><text:span text:style-name="T9">and my mouth will declare Your praise.</text:span></text:p>
            <text:p text:style-name="P10"><text:span text:style-name="T5">L: Make haste, O God to deliver me;</text:span></text:p>
            <text:p text:style-name="P10"><text:span text:style-name="T1">C:</text:span><text:span text:style-name="T6"> </text:span><text:span text:style-name="T7">♫</text:span><text:span text:style-name="T8"> </text:span><text:span text:style-name="T9">Make haste to help me, O Lord.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7" draw:text-style-name="P11" draw:layer="layout" svg:width="25.4cm" svg:height="6.604cm" svg:x="1.27cm" svg:y="1.016cm">
          <draw:text-box>
            <text:p text:style-name="P12"><text:span text:style-name="T11"><text:s text:c="4"/></text:span><text:span text:style-name="T12">♫</text:span><text:span text:style-name="T13"> </text:span><text:span text:style-name="T9">Glory be to the Father and to the Son </text:span></text:p>
            <text:p text:style-name="P12"><text:span text:style-name="T9"><text:s text:c="4"/></text:span><text:span text:style-name="T9">and to the Holy Spirit; </text:span></text:p>
            <text:p text:style-name="P12"><text:span text:style-name="T9"><text:s text:c="4"/></text:span><text:span text:style-name="T9">as it was in the beginning, </text:span></text:p>
            <text:p text:style-name="P12"><text:span text:style-name="T9"><text:s text:c="4"/></text:span><text:span text:style-name="T9">is now, and will be forever. Ame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office:forms form:automatic-focus="false" form:apply-design-mode="false"/>
        <draw:frame draw:style-name="gr8" draw:text-style-name="P11" draw:layer="layout" svg:width="25.4cm" svg:height="4.064cm" svg:x="1.27cm" svg:y="1.016cm">
          <draw:text-box>
            <text:p text:style-name="P10"><text:span text:style-name="T11"><text:s text:c="4"/></text:span><text:span text:style-name="T12">♫</text:span><text:span text:style-name="T13"> </text:span><text:span text:style-name="T9">Praise to You, O Christ. <text:s/></text:span></text:p>
            <text:p text:style-name="P10"><text:span text:style-name="T9"><text:s text:c="4"/></text:span><text:span text:style-name="T9">King who comes to save us.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office:forms form:automatic-focus="false" form:apply-design-mode="false"/>
        <draw:frame draw:style-name="gr5" draw:text-style-name="P9" draw:layer="layout" svg:width="23.876cm" svg:height="7.579cm" svg:x="2.032cm" svg:y="3.619cm">
          <draw:text-box>
            <text:p text:style-name="P7"><text:span text:style-name="T3">PSALM</text:span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office:forms form:automatic-focus="false" form:apply-design-mode="false"/>
        <draw:frame draw:style-name="gr5" draw:text-style-name="P9" draw:layer="layout" svg:width="23.876cm" svg:height="7.579cm" svg:x="2.032cm" svg:y="3.619cm">
          <draw:text-box>
            <text:p text:style-name="P7"><text:span text:style-name="T3">HYMN</text:span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office:forms form:automatic-focus="false" form:apply-design-mode="false"/>
        <draw:frame draw:style-name="gr9" draw:text-style-name="P13" draw:layer="layout" svg:width="24.638cm" svg:height="9.259cm" svg:x="1.778cm" svg:y="2.794cm">
          <draw:text-box>
            <text:p text:style-name="P12"><text:span text:style-name="T14">OLD</text:span></text:p>
            <text:p text:style-name="P12"><text:span text:style-name="T14">TESTA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0">
        <office:forms form:automatic-focus="false" form:apply-design-mode="false"/>
        <draw:frame draw:style-name="gr10" draw:text-style-name="P15" draw:layer="layout" svg:width="24.638cm" svg:height="3.257cm" svg:x="1.524cm" svg:y="0.762cm">
          <draw:text-box>
            <text:p text:style-name="P14"><text:span text:style-name="T15">L: O Lord, have mercy on us.</text:span></text:p>
            <text:p text:style-name="P14"><text:span text:style-name="T16">C:</text:span><text:span text:style-name="T17"> </text:span><text:span text:style-name="T9">Thanks be to G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1">
        <office:forms form:automatic-focus="false" form:apply-design-mode="false"/>
        <draw:frame draw:style-name="gr5" draw:text-style-name="P9" draw:layer="layout" svg:width="23.876cm" svg:height="7.579cm" svg:x="2.032cm" svg:y="3.619cm">
          <draw:text-box>
            <text:p text:style-name="P7"><text:span text:style-name="T3">EPISTLE</text:span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2">
        <office:forms form:automatic-focus="false" form:apply-design-mode="false"/>
        <draw:frame draw:style-name="gr10" draw:text-style-name="P16" draw:layer="layout" svg:width="24.638cm" svg:height="3.257cm" svg:x="1.778cm" svg:y="0.762cm">
          <draw:text-box>
            <text:p text:style-name="P14"><text:span text:style-name="T15">L: O Lord, have mercy on us.</text:span></text:p>
            <text:p text:style-name="P14"><text:span text:style-name="T16">C:</text:span><text:span text:style-name="T18"> </text:span><text:span text:style-name="T19">Thanks be to G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3">
        <office:forms form:automatic-focus="false" form:apply-design-mode="false"/>
        <draw:frame draw:style-name="gr11" draw:text-style-name="P9" draw:layer="layout" svg:width="24.892cm" svg:height="13.256cm" svg:x="1.27cm" svg:y="2.032cm">
          <draw:text-box>
            <text:p text:style-name="P7"><text:span text:style-name="T3">HOLY</text:span></text:p>
            <text:p text:style-name="P7"><text:span text:style-name="T3">GOSPEL</text:span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4">
        <office:forms form:automatic-focus="false" form:apply-design-mode="false"/>
        <draw:frame draw:style-name="gr10" draw:text-style-name="P15" draw:layer="layout" svg:width="24.638cm" svg:height="3.257cm" svg:x="1.778cm" svg:y="0.553cm">
          <draw:text-box>
            <text:p text:style-name="P14"><text:span text:style-name="T15">L: O Lord, have mercy on us.</text:span></text:p>
            <text:p text:style-name="P14"><text:span text:style-name="T16">C:</text:span><text:span text:style-name="T17"> </text:span><text:span text:style-name="T9">Thanks be to G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15">
        <office:forms form:automatic-focus="false" form:apply-design-mode="false"/>
        <draw:frame draw:style-name="gr12" draw:text-style-name="P17" draw:layer="layout" svg:width="25.908cm" svg:height="8.226cm" svg:x="1.016cm" svg:y="0.762cm">
          <draw:text-box>
            <text:p text:style-name="P7"><text:span text:style-name="T20">Responsory</text:span></text:p>
            <text:p text:style-name="P10"><text:span text:style-name="T5">P: Behold the days are coming, says the Lord, </text:span></text:p>
            <text:p text:style-name="P10"><text:span text:style-name="T5"><text:s text:c="4"/></text:span><text:span text:style-name="T21">when I will raise up for</text:span><text:span text:style-name="T22"> David a righteous Branch.</text:span></text:p>
            <text:p text:style-name="P10"><text:span text:style-name="T1">C:</text:span><text:span text:style-name="T23"> </text:span><text:span text:style-name="T9">This is the name by which He will be called: </text:span></text:p>
            <text:p text:style-name="P10"><text:span text:style-name="T9"><text:s text:c="4"/></text:span><text:span text:style-name="T9">The Lord is Our Righteousnes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16">
        <office:forms form:automatic-focus="false" form:apply-design-mode="false"/>
        <draw:frame draw:style-name="gr13" draw:text-style-name="P11" draw:layer="layout" svg:width="25.4cm" svg:height="6.731cm" svg:x="1.27cm" svg:y="1.143cm">
          <draw:text-box>
            <text:p text:style-name="P10"><text:span text:style-name="T5">P: In His days Judah will be saved, and Israel will </text:span></text:p>
            <text:p text:style-name="P10"><text:span text:style-name="T5"><text:s text:c="4"/></text:span><text:span text:style-name="T5">dwell securely.</text:span></text:p>
            <text:p text:style-name="P10"><text:span text:style-name="T1">C:</text:span><text:span text:style-name="T23"> </text:span><text:span text:style-name="T9">This is the name by which He will be called: <text:s/></text:span></text:p>
            <text:p text:style-name="P10"><text:span text:style-name="T9"><text:s text:c="4"/></text:span><text:span text:style-name="T9">The Lord is Our Righteousnes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17">
        <office:forms form:automatic-focus="false" form:apply-design-mode="false"/>
        <draw:frame draw:style-name="gr14" draw:text-style-name="P11" draw:layer="layout" svg:width="25.4cm" svg:height="6.263cm" svg:x="1.27cm" svg:y="1.143cm">
          <draw:text-box>
            <text:p text:style-name="P10"><text:span text:style-name="T5">P: Glory be to the Father and to the Son and to </text:span></text:p>
            <text:p text:style-name="P10"><text:span text:style-name="T5"><text:s text:c="4"/></text:span><text:span text:style-name="T5">the Holy Spirit.</text:span></text:p>
            <text:p text:style-name="P10"><text:span text:style-name="T1">C:</text:span><text:span text:style-name="T23"> </text:span><text:span text:style-name="T9">This is the name by which He will be called: </text:span></text:p>
            <text:p text:style-name="P10"><text:span text:style-name="T9"><text:s text:c="4"/></text:span><text:span text:style-name="T9">The Lord is Our Righteousnes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18">
        <office:forms form:automatic-focus="false" form:apply-design-mode="false"/>
        <draw:frame draw:style-name="gr15" draw:text-style-name="P18" draw:layer="layout" svg:width="16.51cm" svg:height="4.036cm" svg:x="6.096cm" svg:y="4.092cm">
          <draw:text-box>
            <text:p text:style-name="P2"><text:span text:style-name="T24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9" draw:master-page-name="Default19">
        <office:forms form:automatic-focus="false" form:apply-design-mode="false"/>
        <draw:frame draw:style-name="gr15" draw:text-style-name="P19" draw:layer="layout" svg:width="16.51cm" svg:height="4.036cm" svg:x="6.096cm" svg:y="4.092cm">
          <draw:text-box>
            <text:p text:style-name="P2"><text:span text:style-name="T24">SERMON</text:span><text:span text:style-name="T25"> </text:span><text:span text:style-name="T2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0" draw:master-page-name="Default20">
        <office:forms form:automatic-focus="false" form:apply-design-mode="false"/>
        <draw:frame draw:style-name="gr16" draw:text-style-name="P20" draw:layer="layout" svg:width="20.32cm" svg:height="8.766cm" svg:x="4.318cm" svg:y="3.478cm">
          <draw:text-box>
            <text:p text:style-name="P7"><text:span text:style-name="T27">HYMN</text:span></text:p>
            <text:p text:style-name="P7"><text:span text:style-name="T28">(or Magnifica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1" draw:master-page-name="Default21">
        <office:forms form:automatic-focus="false" form:apply-design-mode="false"/>
        <draw:frame draw:style-name="gr17" draw:text-style-name="P22" draw:layer="layout" svg:width="25.908cm" svg:height="6.069cm" svg:x="1.016cm" svg:y="0.762cm">
          <draw:text-box>
            <text:p text:style-name="P2"><text:span text:style-name="T29">Canticle</text:span></text:p>
            <text:p text:style-name="P21"><text:span text:style-name="T30">L: Let my prayer rise before You as incense,</text:span></text:p>
            <text:p text:style-name="P21"><text:span text:style-name="T31">C:</text:span><text:span text:style-name="T32"> </text:span><text:span text:style-name="T33">♫</text:span><text:span text:style-name="T34"> </text:span><text:span text:style-name="T35">and the lifting up of my hands as the </text:span></text:p>
            <text:p text:style-name="P21"><text:span text:style-name="T35"><text:s text:c="4"/></text:span><text:span text:style-name="T35">evening sacrifi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2" draw:master-page-name="Default22" presentation:presentation-page-layout-name="AL1T0">
        <office:forms form:automatic-focus="false" form:apply-design-mode="false"/>
        <draw:frame draw:style-name="gr18" draw:text-style-name="P25" draw:layer="layout" svg:width="25.146cm" svg:height="7.572cm" svg:x="1.524cm" svg:y="0.65cm">
          <draw:text-box>
            <text:p text:style-name="P23"><text:span text:style-name="T36">Magnificat</text:span></text:p>
            <text:p text:style-name="P24"><text:span text:style-name="T37"><text:s text:c="4"/></text:span><text:span text:style-name="T38">♫</text:span><text:span text:style-name="T39"> </text:span><text:span text:style-name="T40">My soul magnifies the Lord, and my </text:span></text:p>
            <text:p text:style-name="P24"><text:span text:style-name="T40"><text:s text:c="4"/></text:span><text:span text:style-name="T40">spirit rejoices in God, my Savior;</text:span></text:p>
            <text:p text:style-name="P24"><text:span text:style-name="T41"><text:s text:c="3"/></text:span><text:span text:style-name="T40">for He has regarded the lowliness of His </text:span></text:p>
            <text:p text:style-name="P24"><text:span text:style-name="T40"><text:s text:c="8"/></text:span><text:span text:style-name="T40">handmaiden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3" draw:master-page-name="Default23" presentation:presentation-page-layout-name="AL1T0">
        <office:forms form:automatic-focus="false" form:apply-design-mode="false"/>
        <draw:frame draw:style-name="gr19" draw:text-style-name="P27" draw:layer="layout" svg:width="25.146cm" svg:height="7.766cm" svg:x="1.524cm" svg:y="1.016cm">
          <draw:text-box>
            <text:p text:style-name="P26"><text:span text:style-name="T42"><text:s text:c="4"/></text:span><text:span text:style-name="T12">♫</text:span><text:span text:style-name="T43"> </text:span><text:span text:style-name="T40">For behold, from this day all generations <text:s/></text:span></text:p>
            <text:p text:style-name="P26"><text:span text:style-name="T40"><text:s text:c="8"/></text:span><text:span text:style-name="T40">will call me blessed.</text:span></text:p>
            <text:p text:style-name="P24"><text:span text:style-name="T40"><text:s text:c="4"/></text:span><text:span text:style-name="T40">For the Mighty One has done great things </text:span></text:p>
            <text:p text:style-name="P24"><text:span text:style-name="T40"><text:s text:c="8"/></text:span><text:span text:style-name="T40">to me, and holy is His name;</text:span><text:span text:style-name="T4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4" draw:master-page-name="Default24" presentation:presentation-page-layout-name="AL1T0">
        <office:forms form:automatic-focus="false" form:apply-design-mode="false"/>
        <draw:frame draw:style-name="gr20" draw:text-style-name="P28" draw:layer="layout" svg:width="25.654cm" svg:height="8.253cm" svg:x="1.016cm" svg:y="0.637cm">
          <draw:text-box>
            <text:p text:style-name="P26"><text:span text:style-name="T42"><text:s text:c="4"/></text:span><text:span text:style-name="T12">♫</text:span><text:span text:style-name="T42"><text:tab/></text:span><text:span text:style-name="T40">and His mercy is on those who fear Him </text:span></text:p>
            <text:p text:style-name="P26"><text:span text:style-name="T40"><text:s text:c="8"/></text:span><text:span text:style-name="T40">from generation to generation.</text:span></text:p>
            <text:p text:style-name="P24"><text:span text:style-name="T40"><text:s text:c="4"/></text:span><text:span text:style-name="T40">He has shown strength with His arm; </text:span></text:p>
            <text:p text:style-name="P24"><text:span text:style-name="T40"><text:s text:c="4"/></text:span><text:span text:style-name="T40">He has scattered the proud in the </text:span></text:p>
            <text:p text:style-name="P24"><text:span text:style-name="T40"><text:s text:c="8"/></text:span><text:span text:style-name="T40">imagination of their heart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5" draw:master-page-name="Default25" presentation:presentation-page-layout-name="AL1T0">
        <office:forms form:automatic-focus="false" form:apply-design-mode="false"/>
        <draw:frame draw:style-name="gr21" draw:text-style-name="P29" draw:layer="layout" svg:width="25.4cm" svg:height="6.858cm" svg:x="1.405cm" svg:y="1.032cm">
          <draw:text-box>
            <text:p text:style-name="P26"><text:span text:style-name="T42"><text:s text:c="3"/></text:span><text:span text:style-name="T42"><text:tab/></text:span><text:span text:style-name="T42"> </text:span><text:span text:style-name="T45">♫</text:span><text:span text:style-name="T46"> </text:span><text:span text:style-name="T40">He has cast down the mighty from their </text:span></text:p>
            <text:p text:style-name="P26"><text:span text:style-name="T40"><text:s text:c="9"/></text:span><text:span text:style-name="T40">thrones and has exalted the lowly.</text:span></text:p>
            <text:p text:style-name="P24"><text:span text:style-name="T40"><text:s text:c="5"/></text:span><text:span text:style-name="T40">He has filled the hungry with good things, </text:span></text:p>
            <text:p text:style-name="P24"><text:span text:style-name="T40"><text:s text:c="9"/></text:span><text:span text:style-name="T40">and the rich He has sent empty away.</text:span><text:span text:style-name="T4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6" draw:master-page-name="Default26" presentation:presentation-page-layout-name="AL1T0">
        <office:forms form:automatic-focus="false" form:apply-design-mode="false"/>
        <draw:frame draw:style-name="gr14" draw:text-style-name="P30" draw:layer="layout" svg:width="25.4cm" svg:height="6.263cm" svg:x="1.524cm" svg:y="0.762cm">
          <draw:text-box>
            <text:p text:style-name="P26"><text:span text:style-name="T47"><text:s text:c="4"/></text:span><text:span text:style-name="T48">♫</text:span><text:span text:style-name="T46"> </text:span><text:span text:style-name="T40">He has helped His servant Israel in </text:span></text:p>
            <text:p text:style-name="P26"><text:span text:style-name="T40"><text:s text:c="8"/></text:span><text:span text:style-name="T40">remembrance of His mercy </text:span></text:p>
            <text:p text:style-name="P26"><text:span text:style-name="T40"><text:s text:c="8"/></text:span><text:span text:style-name="T40">as He spoke to our fathers, </text:span></text:p>
            <text:p text:style-name="P26"><text:span text:style-name="T40"><text:s text:c="8"/></text:span><text:span text:style-name="T40">to Abraham and his seed foreve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7" draw:master-page-name="Default27" presentation:presentation-page-layout-name="AL1T0">
        <office:forms form:automatic-focus="false" form:apply-design-mode="false"/>
        <draw:frame draw:style-name="gr19" draw:text-style-name="P29" draw:layer="layout" svg:width="25.4cm" svg:height="7.766cm" svg:x="1.27cm" svg:y="1.016cm">
          <draw:text-box>
            <text:p text:style-name="P26"><text:span text:style-name="T42"><text:s text:c="4"/></text:span><text:span text:style-name="T49">♫</text:span><text:span text:style-name="T50"> </text:span><text:span text:style-name="T40">Glory be to the Father and to the Son </text:span></text:p>
            <text:p text:style-name="P31"><text:span text:style-name="T40"><text:s text:c="8"/></text:span><text:span text:style-name="T40">and to the Holy Spirit; </text:span></text:p>
            <text:p text:style-name="P31"><text:span text:style-name="T40"><text:s text:c="8"/></text:span><text:span text:style-name="T40">as it was in the beginning, </text:span></text:p>
            <text:p text:style-name="P32"><text:span text:style-name="T40"><text:s text:c="6"/></text:span><text:span text:style-name="T40">is now, and will be forever. <text:s/>Amen.</text:span></text:p>
            <text:p text:style-name="P31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8" draw:master-page-name="Default28">
        <office:forms form:automatic-focus="false" form:apply-design-mode="false"/>
        <draw:frame draw:style-name="gr22" draw:text-style-name="P33" draw:layer="layout" svg:width="16.51cm" svg:height="1.56cm" svg:x="6.096cm" svg:y="1.016cm">
          <draw:text-box>
            <text:p text:style-name="P2"><text:span text:style-name="T51">We worship God with our offering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29" draw:master-page-name="Default29" presentation:presentation-page-layout-name="AL1T0">
        <office:forms form:automatic-focus="false" form:apply-design-mode="false"/>
        <draw:frame draw:style-name="gr23" draw:text-style-name="P34" draw:layer="layout" svg:width="12.446cm" svg:height="1.657cm" svg:x="7.838cm" svg:y="6.136cm">
          <draw:text-box>
            <text:p text:style-name="P2"><text:span text:style-name="T52"><text:s/></text:span></text:p>
          </draw:text-box>
        </draw:frame>
        <draw:frame draw:style-name="gr24" draw:text-style-name="P35" draw:layer="layout" svg:width="13.462cm" svg:height="6.269cm" svg:x="6.35cm" svg:y="0.843cm">
          <draw:text-box>
            <text:p text:style-name="P2"><text:span text:style-name="T29">Kyrie</text:span></text:p>
            <text:p text:style-name="P21"><text:span text:style-name="T16">C:</text:span><text:span text:style-name="T53"> <text:s/></text:span><text:span text:style-name="T54">♫</text:span><text:span text:style-name="T55"> </text:span><text:span text:style-name="T9">Lord, have mercy;</text:span></text:p>
            <text:p text:style-name="P21"><text:span text:style-name="T9"><text:s text:c="5"/></text:span><text:span text:style-name="T9">Christ, have mercy;</text:span></text:p>
            <text:p text:style-name="P21"><text:span text:style-name="T9"><text:s text:c="5"/></text:span><text:span text:style-name="T9">Lord, have merc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0" draw:master-page-name="Default30" presentation:presentation-page-layout-name="AL1T0">
        <office:forms form:automatic-focus="false" form:apply-design-mode="false"/>
        <draw:frame draw:style-name="gr23" draw:text-style-name="P34" draw:layer="layout" svg:width="12.446cm" svg:height="1.657cm" svg:x="7.838cm" svg:y="6.136cm">
          <draw:text-box>
            <text:p text:style-name="P2"><text:span text:style-name="T52"><text:s/></text:span></text:p>
          </draw:text-box>
        </draw:frame>
        <draw:frame draw:style-name="gr25" draw:text-style-name="P36" draw:layer="layout" svg:width="24.892cm" svg:height="6.427cm" svg:x="1.524cm" svg:y="0.939cm">
          <draw:text-box>
            <text:p text:style-name="P2"><text:span text:style-name="T56">The Lord's Prayer</text:span></text:p>
            <text:p text:style-name="P2"><text:span text:style-name="T57">Our Father who art in heaven,</text:span></text:p>
            <text:p text:style-name="P2"><text:span text:style-name="T57">hallowed be Thy name, Thy kingdom come, Thy will be done 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1" draw:master-page-name="Default31" presentation:presentation-page-layout-name="AL1T0">
        <office:forms form:automatic-focus="false" form:apply-design-mode="false"/>
        <draw:frame draw:style-name="gr23" draw:text-style-name="P34" draw:layer="layout" svg:width="12.446cm" svg:height="1.657cm" svg:x="7.838cm" svg:y="6.136cm">
          <draw:text-box>
            <text:p text:style-name="P2"><text:span text:style-name="T52"><text:s/></text:span></text:p>
          </draw:text-box>
        </draw:frame>
        <draw:frame draw:style-name="gr17" draw:text-style-name="P37" draw:layer="layout" svg:width="25.146cm" svg:height="6.069cm" svg:x="1.524cm" svg:y="0.939cm">
          <draw:text-box>
            <text:p text:style-name="P2"><text:span text:style-name="T57">give us this day our daily bread;</text:span></text:p>
            <text:p text:style-name="P2"><text:span text:style-name="T57">and forgive us our trespasses</text:span></text:p>
            <text:p text:style-name="P2"><text:span text:style-name="T57">as we forgive those who trespass against us;</text:span></text:p>
            <text:p><text:span text:style-name="T58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2" draw:master-page-name="Default32" presentation:presentation-page-layout-name="AL1T0">
        <office:forms form:automatic-focus="false" form:apply-design-mode="false"/>
        <draw:frame draw:style-name="gr23" draw:text-style-name="P34" draw:layer="layout" svg:width="12.446cm" svg:height="1.657cm" svg:x="7.838cm" svg:y="6.136cm">
          <draw:text-box>
            <text:p text:style-name="P2"><text:span text:style-name="T52"><text:s/></text:span></text:p>
          </draw:text-box>
        </draw:frame>
        <draw:frame draw:style-name="gr26" draw:text-style-name="P38" draw:layer="layout" svg:width="23.622cm" svg:height="10.955cm" svg:x="1.778cm" svg:y="0.983cm">
          <draw:text-box>
            <text:p text:style-name="P2"><text:span text:style-name="T57">and lead us not into temptation,</text:span></text:p>
            <text:p text:style-name="P2"><text:span text:style-name="T57">but deliver us from evil.</text:span></text:p>
            <text:p text:style-name="P2"><text:span text:style-name="T57">For thine is kingdom and the power</text:span></text:p>
            <text:p text:style-name="P2"><text:span text:style-name="T57">and the glory forever and ever. Amen.</text:span></text:p>
            <text:p text:style-name="P2"><text:span text:style-name="T59"/></text:p>
            <text:p><text:span text:style-name="T60"/></text:p>
            <text:p><text:span text:style-name="T60"/></text:p>
            <text:p><text:span text:style-name="T61"><text:s text:c="2"/></text:span><text:span text:style-name="T62"><text:s text:c="2"/></text:span><text:span text:style-name="T62">Matthew 6:9-13</text:span><text:span text:style-name="T63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3" draw:master-page-name="Default33">
        <office:forms form:automatic-focus="false" form:apply-design-mode="false"/>
        <draw:frame draw:style-name="gr19" draw:text-style-name="P39" draw:layer="layout" svg:width="10.646cm" svg:height="7.766cm" svg:x="1.8cm" svg:y="2.032cm">
          <draw:text-box>
            <text:p text:style-name="P10"><text:span text:style-name="T30">P: O Lord, </text:span></text:p>
            <text:p text:style-name="P10"><text:span text:style-name="T30"><text:s text:c="4"/></text:span><text:span text:style-name="T30">hear my Prayer.</text:span></text:p>
            <text:p text:style-name="P10"><text:span text:style-name="T31">C:</text:span><text:span text:style-name="T64"> </text:span><text:span text:style-name="T65">♫</text:span><text:span text:style-name="T66">And let my cry </text:span></text:p>
            <text:p text:style-name="P10"><text:span text:style-name="T66"><text:s text:c="4"/></text:span><text:span text:style-name="T66">come to You. </text:span></text:p>
          </draw:text-box>
        </draw:frame>
        <draw:frame draw:style-name="gr27" draw:text-style-name="P39" draw:layer="layout" svg:width="10.414cm" svg:height="6.462cm" svg:x="14.478cm" svg:y="2.032cm">
          <draw:text-box>
            <text:p text:style-name="P10"><text:span text:style-name="T67"><text:s/></text:span><text:span text:style-name="T30">P: The Lord be <text:s/></text:span></text:p>
            <text:p text:style-name="P10"><text:span text:style-name="T30"><text:s text:c="5"/></text:span><text:span text:style-name="T30">with you.</text:span></text:p>
            <text:p text:style-name="P10"><text:span text:style-name="T31">C: </text:span><text:span text:style-name="T65">♫</text:span><text:span text:style-name="T66">And with your <text:s text:c="4"/>spirit. </text:span></text:p>
          </draw:text-box>
        </draw:frame>
        <draw:line draw:style-name="gr28" draw:text-style-name="P40" draw:layer="layout" svg:x1="13.208cm" svg:y1="3.048cm" svg:x2="13.208cm" svg:y2="7.874cm">
          <text:p/>
        </draw:line>
        <draw:frame draw:style-name="gr29" draw:text-style-name="P41" draw:layer="layout" svg:width="5.842cm" svg:height="1.754cm" svg:x="10.777cm" svg:y="0.532cm">
          <draw:text-box>
            <text:p text:style-name="P2"><text:span text:style-name="T29">Coll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4" draw:master-page-name="Default34">
        <office:forms form:automatic-focus="false" form:apply-design-mode="false"/>
        <draw:frame draw:style-name="gr30" draw:text-style-name="P41" draw:layer="layout" svg:width="24.13cm" svg:height="4.826cm" svg:x="2.032cm" svg:y="1.016cm">
          <draw:text-box>
            <text:p text:style-name="P2"><text:span text:style-name="T29">Collect of the Day</text:span></text:p>
            <text:p text:style-name="P21"><text:span text:style-name="T6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5" draw:master-page-name="Default35">
        <office:forms form:automatic-focus="false" form:apply-design-mode="false"/>
        <draw:frame draw:style-name="gr18" draw:text-style-name="P42" draw:layer="layout" svg:width="24.13cm" svg:height="7.572cm" svg:x="2.032cm" svg:y="1.524cm">
          <draw:text-box>
            <text:p text:style-name="P2"><text:span text:style-name="T29">Collect for Peace</text:span></text:p>
            <text:p text:style-name="P21"><text:span text:style-name="T30">P: O God, from whom all … </text:span></text:p>
            <text:p text:style-name="P21"><text:span text:style-name="T30"><text:s/></text:span></text:p>
            <text:p text:style-name="P21"><text:span text:style-name="T30"><text:s text:c="38"/>… </text:span><text:span text:style-name="T30">now and forever.</text:span></text:p>
            <text:p text:style-name="P10"><text:span text:style-name="T31">C: </text:span><text:span text:style-name="T65">♫</text:span><text:span text:style-name="T69"> </text:span><text:span text:style-name="T66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6" draw:master-page-name="Default36">
        <office:forms form:automatic-focus="false" form:apply-design-mode="false"/>
        <draw:frame draw:style-name="gr31" draw:text-style-name="P44" draw:layer="layout" svg:width="20.574cm" svg:height="6.82cm" svg:x="4.064cm" svg:y="1.016cm">
          <draw:text-box>
            <text:p text:style-name="P2"><text:span text:style-name="T29">Benedicamus</text:span></text:p>
            <text:p text:style-name="P14"><text:span text:style-name="T15">P: Let us bless the Lord.</text:span></text:p>
            <text:p text:style-name="P14"><text:span text:style-name="T16">C: </text:span><text:span text:style-name="T70">♫</text:span><text:span text:style-name="T71"> </text:span><text:span text:style-name="T9">Thanks be to God.</text:span></text:p>
            <text:p text:style-name="P43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7" draw:master-page-name="Default37">
        <office:forms form:automatic-focus="false" form:apply-design-mode="false"/>
        <draw:frame draw:style-name="gr32" draw:text-style-name="P45" draw:layer="layout" svg:width="25.146cm" svg:height="9.689cm" svg:x="1.524cm" svg:y="1.016cm">
          <draw:text-box>
            <text:p text:style-name="P2"><text:span text:style-name="T51">The Benediction</text:span></text:p>
            <text:p text:style-name="P14"><text:span text:style-name="T72">P: T</text:span><text:span text:style-name="T5">he grace of the Lord </text:span><text:span text:style-name="T73">+</text:span><text:span text:style-name="T74"> </text:span><text:span text:style-name="T5">Jesus Christ and </text:span></text:p>
            <text:p text:style-name="P14"><text:span text:style-name="T15"><text:s text:c="4"/></text:span><text:span text:style-name="T15">the love of God and the communion of the </text:span></text:p>
            <text:p text:style-name="P14"><text:span text:style-name="T15"><text:s text:c="4"/></text:span><text:span text:style-name="T15">Holy Spirit be with you all.</text:span></text:p>
            <text:p text:style-name="P14"><text:span text:style-name="T16">C: <text:s/></text:span><text:span text:style-name="T70">♫</text:span><text:span text:style-name="T71"> </text:span><text:span text:style-name="T9">Am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8" draw:master-page-name="Default38">
        <office:forms form:automatic-focus="false" form:apply-design-mode="false"/>
        <draw:frame draw:style-name="gr33" draw:text-style-name="P47" draw:layer="layout" svg:width="24.892cm" svg:height="10.591cm" svg:x="1.524cm" svg:y="1.27cm">
          <draw:text-box>
            <text:p text:style-name="P46"><text:span text:style-name="T75">Acknowledgments</text:span></text:p>
            <text:p text:style-name="P2"><text:span text:style-name="T76"><text:s/></text:span></text:p>
            <text:p text:style-name="P2"><text:span text:style-name="T77">Unless otherwise indicated,</text:span></text:p>
            <text:p text:style-name="P2"><text:span text:style-name="T77">all scripture quotations are from </text:span><text:span text:style-name="T78">The Holy Bible, </text:span></text:p>
            <text:p text:style-name="P2"><text:span text:style-name="T78">English Standard Version</text:span><text:span text:style-name="T77">, copyright © 2001 by Crossway Bibles,</text:span></text:p>
            <text:p text:style-name="P2"><text:span text:style-name="T77">a division of Good News Publishers.</text:span></text:p>
            <text:p text:style-name="P2"><text:span text:style-name="T77"/></text:p>
            <text:p text:style-name="P2"><text:span text:style-name="T77">Used by permission. All rights reserved.</text:span></text:p>
            <text:p text:style-name="P2"><text:span text:style-name="T77"/></text:p>
            <text:p text:style-name="P2"><text:span text:style-name="T77">Created by Lutheran Service Builder © 2006</text:span></text:p>
            <text:p text:style-name="P2"><text:span text:style-name="T77">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9" draw:master-page-name="Default39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/>
    <style:font-face style:name="LSBSymbol1" svg:font-family="LSBSymbol" style:font-adornments="Regular"/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000000288138021DFF956FF6A.jpg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22" draw:display-name="Bitmap 22" xlink:href="Pictures/1000000000000600000003606B332E6CEF1541E5.bmp" xlink:type="simple" xlink:show="embed" xlink:actuate="onLoad"/>
    <draw:fill-image draw:name="Bitmap_20_23" draw:display-name="Bitmap 23" xlink:href="Pictures/1000000000000600000003606B332E6CEF1541E5.bmp" xlink:type="simple" xlink:show="embed" xlink:actuate="onLoad"/>
    <draw:fill-image draw:name="Bitmap_20_24" draw:display-name="Bitmap 24" xlink:href="Pictures/1000000000000600000003606B332E6CEF1541E5.bmp" xlink:type="simple" xlink:show="embed" xlink:actuate="onLoad"/>
    <draw:fill-image draw:name="Bitmap_20_25" draw:display-name="Bitmap 25" xlink:href="Pictures/1000000000000600000003606B332E6CEF1541E5.bmp" xlink:type="simple" xlink:show="embed" xlink:actuate="onLoad"/>
    <draw:fill-image draw:name="Bitmap_20_27" draw:display-name="Bitmap 27" xlink:href="Pictures/1000000000000600000003606B332E6CEF1541E5.bmp" xlink:type="simple" xlink:show="embed" xlink:actuate="onLoad"/>
    <draw:fill-image draw:name="Bitmap_20_28" draw:display-name="Bitmap 28" xlink:href="Pictures/1000000000000600000003606B332E6CEF1541E5.bmp" xlink:type="simple" xlink:show="embed" xlink:actuate="onLoad"/>
    <draw:fill-image draw:name="Bitmap_20_29" draw:display-name="Bitmap 29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30" draw:display-name="Bitmap 30" xlink:href="Pictures/1000000000000600000003606B332E6CEF1541E5.bmp" xlink:type="simple" xlink:show="embed" xlink:actuate="onLoad"/>
    <draw:fill-image draw:name="Bitmap_20_32" draw:display-name="Bitmap 32" xlink:href="Pictures/1000000000000600000003606B332E6CEF1541E5.bmp" xlink:type="simple" xlink:show="embed" xlink:actuate="onLoad"/>
    <draw:fill-image draw:name="Bitmap_20_33" draw:display-name="Bitmap 33" xlink:href="Pictures/1000000000000600000003606B332E6CEF1541E5.bmp" xlink:type="simple" xlink:show="embed" xlink:actuate="onLoad"/>
    <draw:fill-image draw:name="Bitmap_20_34" draw:display-name="Bitmap 34" xlink:href="Pictures/1000000000000600000003606B332E6CEF1541E5.bmp" xlink:type="simple" xlink:show="embed" xlink:actuate="onLoad"/>
    <draw:fill-image draw:name="Bitmap_20_35" draw:display-name="Bitmap 35" xlink:href="Pictures/1000000000000600000003606B332E6CEF1541E5.bmp" xlink:type="simple" xlink:show="embed" xlink:actuate="onLoad"/>
    <draw:fill-image draw:name="Bitmap_20_36" draw:display-name="Bitmap 36" xlink:href="Pictures/1000000000000600000003606B332E6CEF1541E5.bmp" xlink:type="simple" xlink:show="embed" xlink:actuate="onLoad"/>
    <draw:fill-image draw:name="Bitmap_20_37" draw:display-name="Bitmap 37" xlink:href="Pictures/1000000000000600000003606B332E6CEF1541E5.bmp" xlink:type="simple" xlink:show="embed" xlink:actuate="onLoad"/>
    <draw:fill-image draw:name="Bitmap_20_38" draw:display-name="Bitmap 38" xlink:href="Pictures/1000000000000600000003606B332E6CEF1541E5.bmp" xlink:type="simple" xlink:show="embed" xlink:actuate="onLoad"/>
    <draw:fill-image draw:name="Bitmap_20_39" draw:display-name="Bitmap 39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40" draw:display-name="Bitmap 40" xlink:href="Pictures/1000000000000600000003606B332E6CEF1541E5.bmp" xlink:type="simple" xlink:show="embed" xlink:actuate="onLoad"/>
    <draw:fill-image draw:name="Bitmap_20_41" draw:display-name="Bitmap 41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1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1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1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1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1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1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1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1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1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1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1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1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1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1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1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1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1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1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1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1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1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1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1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1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1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6T21:22:48.49</meta:creation-date>
    <dc:date>2019-01-10T16:53:18.253000000</dc:date>
    <meta:editing-duration>PT5H15M40S</meta:editing-duration>
    <meta:editing-cycles>34</meta:editing-cycles>
    <meta:generator>LibreOffice/6.0.7.3$Windows_X86_64 LibreOffice_project/dc89aa7a9eabfd848af146d5086077aeed2ae4a5</meta:generator>
    <meta:document-statistic meta:object-count="624"/>
  </office:meta>
</office:document-meta>
</file>